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MariaDB on Alpine Linux</text:h>
      <text:p text:style-name="P4"><text:a xlink:type="simple" xlink:href="https://www.librebyte.net/en/data-base/how-to-install-mariadb-on-alpine-linux/#respond" text:style-name="Internet_20_link" text:visited-style-name="Visited_20_Internet_20_Link">Leave a Comment</text:a> / <text:a xlink:type="simple" xlink:href="https://www.librebyte.net/en/category/data-base/" text:style-name="Internet_20_link" text:visited-style-name="Visited_20_Internet_20_Link">Data Base</text:a> / By <text:a xlink:type="simple" xlink:href="https://www.librebyte.net/en/author/sedlav/" text:style-name="Internet_20_link" text:visited-style-name="Visited_20_Internet_20_Link">sedlav </text:a>/ May 25, 2021</text:p>
      <text:p text:style-name="Text_20_body"><text:a xlink:type="simple" xlink:href="https://www.librebyte.net/en/data-base/how-to-install-mariadb-on-alpine-linux/" text:style-name="Internet_20_link" text:visited-style-name="Visited_20_Internet_20_Link"><text:span text:style-name="Strong_20_Emphasis">https://www.librebyte.net/en/data-base/how-to-install-mariadb-on-alpine-linux/</text:span></text:a><text:span text:style-name="Strong_20_Emphasis"> </text:span></text:p>
      <text:p text:style-name="Text_20_body"><text:a xlink:type="simple" xlink:href="https://alpinelinux.org/" text:style-name="Internet_20_link" text:visited-style-name="Visited_20_Internet_20_Link">Alpine Linux</text:a> is a minimalist distribution with a focus on security and simplicity.</text:p>
      <text:p text:style-name="Text_20_body"><text:a xlink:type="simple" xlink:href="https://mariadb.org/" text:style-name="Internet_20_link" text:visited-style-name="Visited_20_Internet_20_Link">MariaDB</text:a> is one of the most popular database servers in the world, created by the original MySQL developers and initially conceived as a direct and improved MYSQL replacement. MariaDB is fast, scalable, and robust, with a rich ecosystem of storage engines, plugins, and other tools that make it versatile and flexible in different scenarios. MariaDB is developed as free software under the GPL license. The latest versions of MariaDB also include GIS and JSON functions.</text:p>
      <text:h text:style-name="Heading_20_2" text:outline-level="2">Install</text:h>
      <text:p text:style-name="P2"><text:span text:style-name="Source_20_Text"># apk add mariadb</text:span></text:p>
      <text:h text:style-name="Heading_20_2" text:outline-level="2">Handle the server process</text:h>
      <text:p text:style-name="Text_20_body">In this part we will learn how to start, stop or restart the mariadb service, for this we will use the <text:a xlink:type="simple" xlink:href="https://wiki.gentoo.org/wiki/Project:OpenRC" text:style-name="Internet_20_link" text:visited-style-name="Visited_20_Internet_20_Link">OpenRC</text:a> initialization system . OpenRC is the default initialization system on distributions like <text:a xlink:type="simple" xlink:href="https://www.gentoo.org/" text:style-name="Internet_20_link" text:visited-style-name="Visited_20_Internet_20_Link">Gentoo</text:a> and Alpine Linux.</text:p>
      <text:h text:style-name="Heading_20_3" text:outline-level="3">Check status</text:h>
      <text:p text:style-name="Preformatted_20_Text"><text:span text:style-name="Source_20_Text"># rc-service mariadb status</text:span></text:p>
      <text:p text:style-name="P2"><text:span text:style-name="Source_20_Text"><text:s/>* status: stopped</text:span></text:p>
      <text:h text:style-name="Heading_20_3" text:outline-level="3">Start</text:h>
      <text:p text:style-name="Preformatted_20_Text"><text:span text:style-name="Source_20_Text"># rc-service mariadb start</text:span></text:p>
      <text:p text:style-name="Preformatted_20_Text"><text:span text:style-name="Source_20_Text"><text:s/>* Caching service dependencies ... <text:s text:c="8"/>[ ok ]</text:span></text:p>
      <text:p text:style-name="Preformatted_20_Text"><text:span text:style-name="Source_20_Text"><text:s/>* Datadir '/var/lib/mysql' is empty or invalid.</text:span></text:p>
      <text:p text:style-name="Preformatted_20_Text"><text:span text:style-name="Source_20_Text"><text:s/>* Run '/etc/init.d/mariadb setup' to create new database.</text:span></text:p>
      <text:p text:style-name="P2"><text:span text:style-name="Source_20_Text"><text:s/>* ERROR: mariadb failed to start</text:span></text:p>
      <text:p text:style-name="Text_20_body">The previous error tells us that we have not initialized/installed the databases so we must execute the following command:</text:p>
      <text:p text:style-name="Preformatted_20_Text"><text:span text:style-name="Source_20_Text"># /etc/init.d/mariadb setup</text:span></text:p>
      <text:p text:style-name="Preformatted_20_Text"><text:span text:style-name="Source_20_Text"><text:s/>* Creating a new MySQL database ...</text:span></text:p>
      <text:p text:style-name="Preformatted_20_Text"><text:span text:style-name="Source_20_Text">Installing MariaDB/MySQL system tables in '/var/lib/mysql' ...</text:span></text:p>
      <text:p text:style-name="Preformatted_20_Text"><text:span text:style-name="Source_20_Text">OK</text:span></text:p>
      <text:p text:style-name="P2"><text:span text:style-name="Source_20_Text">...</text:span></text:p>
      <text:p text:style-name="Text_20_body">Now we can start the DB server</text:p>
      <text:p text:style-name="Preformatted_20_Text"><text:span text:style-name="Source_20_Text"># rc-service mariadb start</text:span></text:p>
      <text:p text:style-name="Preformatted_20_Text"><text:span text:style-name="Source_20_Text"><text:s/>* Starting mariadb ...</text:span></text:p>
      <text:p text:style-name="Preformatted_20_Text"><text:span text:style-name="Source_20_Text">210413 22:11:45 mysqld_safe Logging to syslog.</text:span></text:p>
      <text:p text:style-name="P2"><text:span text:style-name="Source_20_Text">210413 22:11:45 mysqld_safe Starting mariadbd daemon with databases from /var/lib/mysql <text:s text:c="11"/>[ ok ]</text:span></text:p>
      <text:p text:style-name="Text_20_body"><text:soft-page-break/>Check the status again</text:p>
      <text:p text:style-name="Preformatted_20_Text"><text:span text:style-name="Source_20_Text"># rc-service mariadb status</text:span></text:p>
      <text:p text:style-name="P2"><text:span text:style-name="Source_20_Text"><text:s/>* status: started</text:span></text:p>
      <text:h text:style-name="Heading_20_2" text:outline-level="2">Start with the OS</text:h>
      <text:p text:style-name="Text_20_body">If you want MariaDB will start automatically after a system reboot exec the following command:</text:p>
      <text:p text:style-name="Preformatted_20_Text"><text:span text:style-name="Source_20_Text"># rc-update add mariadb default</text:span></text:p>
      <text:p text:style-name="P2"><text:span text:style-name="Source_20_Text"><text:s/>* service mariadb added to runlevel default</text:span></text:p>
      <text:h text:style-name="Heading_20_2" text:outline-level="2">Stop</text:h>
      <text:p text:style-name="Preformatted_20_Text"><text:span text:style-name="Source_20_Text"># rc-service mariadb stop</text:span></text:p>
      <text:p text:style-name="P2"><text:span text:style-name="Source_20_Text"><text:s/>* Stopping mariadb ... <text:s text:c="12"/>[ ok ]</text:span></text:p>
      <text:h text:style-name="Heading_20_2" text:outline-level="2">Connect to the server</text:h>
      <text:p text:style-name="Text_20_body">To connect to the DB server we must install the package <text:span text:style-name="Source_20_Text">mariadb-client</text:span></text:p>
      <text:p text:style-name="P2"><text:span text:style-name="Source_20_Text"># apk add mariadb-client</text:span></text:p>
      <text:p text:style-name="Text_20_body">The mariadb-client package includes the mysql shell so we can run:</text:p>
      <text:p text:style-name="Preformatted_20_Text"><text:span text:style-name="Source_20_Text"># mysql -u root </text:span></text:p>
      <text:p text:style-name="Preformatted_20_Text"><text:span text:style-name="Source_20_Text">Welcome to the MariaDB monitor. <text:s/>Commands end with ; or \g.</text:span></text:p>
      <text:p text:style-name="Preformatted_20_Text"><text:span text:style-name="Source_20_Text">Your MariaDB connection id is 4</text:span></text:p>
      <text:p text:style-name="Preformatted_20_Text"><text:span text:style-name="Source_20_Text">Server version: 10.5.8-MariaDB MariaDB Server</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2"><text:span text:style-name="Source_20_Text">MariaDB [(none)]&gt; </text:span></text:p>
      <text:p text:style-name="Text_20_body">Show databases</text:p>
      <text:p text:style-name="Preformatted_20_Text"><text:span text:style-name="Source_20_Text">MariaDB [(none)]&gt; show databases;</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test <text:s text:c="14"/>|</text:span></text:p>
      <text:p text:style-name="Preformatted_20_Text"><text:span text:style-name="Source_20_Text">+--------------------+</text:span></text:p>
      <text:p text:style-name="P2"><text:span text:style-name="Source_20_Text">4 rows in set (0.000 sec)</text:span></text:p>
      <text:p text:style-name="Text_20_body">Improve the DB server security:</text:p>
      <text:p text:style-name="Text_20_body"><text:a xlink:type="simple" xlink:href="https://mariadb.com/kb/en/mysql_secure_installation/" text:style-name="Internet_20_link" text:visited-style-name="Visited_20_Internet_20_Link">mysql_secure_installation</text:a> is a shell script available on Unix systems, and enables you to improve the security of your MariaDB installation in the following ways:</text:p>
      <text:list xml:id="list228653681" text:style-name="L1">
        <text:list-item>
          <text:p text:style-name="P5">You can set a password for root accounts. </text:p>
        </text:list-item>
        <text:list-item>
          <text:p text:style-name="P5">You can remove root accounts that are accessible from outside the local host. </text:p>
        </text:list-item>
        <text:list-item>
          <text:p text:style-name="P5">You can remove anonymous-user accounts. </text:p>
        </text:list-item>
        <text:list-item>
          <text:p text:style-name="P3"><text:soft-page-break/>You can remove the test database, which by default can be accessed by anonymous users. </text:p>
        </text:list-item>
      </text:list>
      <text:p text:style-name="Preformatted_20_Text"><text:span text:style-name="Source_20_Text">$ mariadb-secure-installation </text:span></text:p>
      <text:p text:style-name="Preformatted_20_Text"/>
      <text:p text:style-name="Preformatted_20_Text"><text:span text:style-name="Source_20_Text">NOTE: RUNNING ALL PARTS OF THIS SCRIPT IS RECOMMENDED FOR ALL MariaDB</text:span></text:p>
      <text:p text:style-name="Preformatted_20_Text"><text:span text:style-name="Source_20_Text"><text:s text:c="6"/>SERVERS IN PRODUCTION USE! <text:s/>PLEASE READ EACH STEP CAREFULLY!</text:span></text:p>
      <text:p text:style-name="Preformatted_20_Text"/>
      <text:p text:style-name="Preformatted_20_Text"><text:span text:style-name="Source_20_Text">In order to log into MariaDB to secure it, we'll need the current</text:span></text:p>
      <text:p text:style-name="Preformatted_20_Text"><text:span text:style-name="Source_20_Text">password for the root user. If you've just installed MariaDB, and</text:span></text:p>
      <text:p text:style-name="Preformatted_20_Text"><text:span text:style-name="Source_20_Text">haven't set the root password yet, you should just press enter here.</text:span></text:p>
      <text:p text:style-name="Preformatted_20_Text"/>
      <text:p text:style-name="Preformatted_20_Text"><text:span text:style-name="Source_20_Text">Enter current password for root (enter for none): </text:span></text:p>
      <text:p text:style-name="Preformatted_20_Text"><text:span text:style-name="Source_20_Text">OK, successfully used password, moving on...</text:span></text:p>
      <text:p text:style-name="Preformatted_20_Text"/>
      <text:p text:style-name="Preformatted_20_Text"><text:span text:style-name="Source_20_Text">Setting the root password or using the unix_socket ensures that nobody</text:span></text:p>
      <text:p text:style-name="Preformatted_20_Text"><text:span text:style-name="Source_20_Text">can log into the MariaDB root user without the proper authorisation.</text:span></text:p>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Switch to unix_socket authentication [Y/n] Y</text:span></text:p>
      <text:p text:style-name="Preformatted_20_Text"><text:span text:style-name="Source_20_Text">Enabl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Change the root password? [Y/n] n</text:span></text:p>
      <text:p text:style-name="Preformatted_20_Text"><text:span text:style-name="Source_20_Text"><text:s/>... skipping.</text:span></text:p>
      <text:p text:style-name="Preformatted_20_Text"/>
      <text:p text:style-name="Preformatted_20_Text"><text:span text:style-name="Source_20_Text">By default, a MariaDB installation has an anonymous user, allowing anyone</text:span></text:p>
      <text:p text:style-name="Preformatted_20_Text"><text:span text:style-name="Source_20_Text">to log into MariaDB without having to have a user account created for</text:span></text:p>
      <text:p text:style-name="Preformatted_20_Text"><text:span text:style-name="Source_20_Text">them. <text:s/>This is intended only for testing, and to make the installation</text:span></text:p>
      <text:p text:style-name="Preformatted_20_Text"><text:span text:style-name="Source_20_Text">go a bit smoother. <text:s/>You should remove them before moving into a</text:span></text:p>
      <text:p text:style-name="Preformatted_20_Text"><text:span text:style-name="Source_20_Text">production environment.</text:span></text:p>
      <text:p text:style-name="Preformatted_20_Text"/>
      <text:p text:style-name="Preformatted_20_Text"><text:span text:style-name="Source_20_Text">Remove anonymous users? [Y/n] Y</text:span></text:p>
      <text:p text:style-name="Preformatted_20_Text"><text:span text:style-name="Source_20_Text"><text:s/>... Success!</text:span></text:p>
      <text:p text:style-name="Preformatted_20_Text"/>
      <text:p text:style-name="Preformatted_20_Text"><text:span text:style-name="Source_20_Text">Normally, root should only be allowed to connect from 'localhost'. <text:s/>This</text:span></text:p>
      <text:p text:style-name="Preformatted_20_Text"><text:span text:style-name="Source_20_Text">ensures that someone cannot guess at the root password from the network.</text:span></text:p>
      <text:p text:style-name="Preformatted_20_Text"/>
      <text:p text:style-name="Preformatted_20_Text"><text:span text:style-name="Source_20_Text">Disallow root login remotely? [Y/n] Y</text:span></text:p>
      <text:p text:style-name="Preformatted_20_Text"><text:span text:style-name="Source_20_Text"><text:s/>... Success!</text:span></text:p>
      <text:p text:style-name="Preformatted_20_Text"/>
      <text:p text:style-name="Preformatted_20_Text"><text:span text:style-name="Source_20_Text">By default, MariaDB comes with a database named 'test' that anyone can</text:span></text:p>
      <text:p text:style-name="Preformatted_20_Text"><text:span text:style-name="Source_20_Text">access. <text:s/>This is also intended only for testing, and should be removed</text:span></text:p>
      <text:p text:style-name="Preformatted_20_Text"><text:span text:style-name="Source_20_Text">before moving into a production environment.</text:span></text:p>
      <text:p text:style-name="Preformatted_20_Text"/>
      <text:p text:style-name="Preformatted_20_Text"><text:span text:style-name="Source_20_Text">Remove test database and access to it? [Y/n] Y</text:span></text:p>
      <text:p text:style-name="Preformatted_20_Text"><text:span text:style-name="Source_20_Text"><text:s/>- Dropping test database...</text:span></text:p>
      <text:p text:style-name="Preformatted_20_Text"><text:span text:style-name="Source_20_Text"><text:s/>... Success!</text:span></text:p>
      <text:p text:style-name="Preformatted_20_Text"><text:span text:style-name="Source_20_Text"><text:s/>- Removing privileges on test database...</text:span></text:p>
      <text:p text:style-name="Preformatted_20_Text"><text:span text:style-name="Source_20_Text"><text:s/>... Success!</text:span></text:p>
      <text:p text:style-name="Preformatted_20_Text"/>
      <text:p text:style-name="Preformatted_20_Text"><text:span text:style-name="Source_20_Text">Reloading the privilege tables will ensure that all changes made so far</text:span></text:p>
      <text:p text:style-name="Preformatted_20_Text"><text:span text:style-name="Source_20_Text">will take effect immediately.</text:span></text:p>
      <text:p text:style-name="Preformatted_20_Text"/>
      <text:p text:style-name="Preformatted_20_Text"><text:span text:style-name="Source_20_Text">Reload privilege tables now? [Y/n] Y</text:span></text:p>
      <text:p text:style-name="Preformatted_20_Text"><text:span text:style-name="Source_20_Text"><text:s/>... Success!</text:span></text:p>
      <text:p text:style-name="Preformatted_20_Text"/>
      <text:p text:style-name="Preformatted_20_Text"><text:span text:style-name="Source_20_Text">Cleaning up...</text:span></text:p>
      <text:p text:style-name="Preformatted_20_Text"/>
      <text:p text:style-name="Preformatted_20_Text"><text:span text:style-name="Source_20_Text">All done! <text:s/>If you've completed all of the above steps, your MariaDB</text:span></text:p>
      <text:p text:style-name="Preformatted_20_Text"><text:soft-page-break/><text:span text:style-name="Source_20_Text">installation should now be secure.</text:span></text:p>
      <text:p text:style-name="Preformatted_20_Text"/>
      <text:p text:style-name="P2"><text:span text:style-name="Source_20_Text">Thanks for using MariaDB!</text:span></text:p>
      <text:p text:style-name="Standard"/>
      <text:h text:style-name="P1" text:outline-level="1">How To Install MariaDB 10.6 on Alpine Linux</text:h>
      <text:p text:style-name="P4">By</text:p>
      <text:p text:style-name="P4"><text:a xlink:type="simple" xlink:href="https://techviewleo.com/author/jmutai/" text:style-name="Internet_20_link" text:visited-style-name="Visited_20_Internet_20_Link">Josphat Mutai</text:a></text:p>
      <text:p text:style-name="P4">-</text:p>
      <text:p text:style-name="P4">6232</text:p>
      <text:p text:style-name="Text_20_body"><text:a xlink:type="simple" xlink:href="https://techviewleo.com/how-to-install-mariadb-on-alpine-linux/#respond" text:style-name="Internet_20_link" text:visited-style-name="Visited_20_Internet_20_Link">0</text:a></text:p>
      <text:p text:style-name="Text_20_body">In our previous guide we discussed on the<text:a xlink:type="simple" xlink:href="https://techviewleo.com/how-to-install-mariadb-server-on-amazon-linux/" office:target-frame-name="_blank" xlink:show="new" text:style-name="Internet_20_link" text:visited-style-name="Visited_20_Internet_20_Link"> installation of MariaDB database server on Amazon Linux</text:a>. Today’s tutorial is geared towards setting up MariaDB Database Server on Alpine Linux instance. The machine can be running on Virtualized environment powered by KVM, VirtualBox, VMware, Parallels, Hyper-V or Cloud provider that provides alpine Linux servers. For those new to MariaDB it is a relational database management system that is developed by the community, but was forked from MySQL. The software is open source and released under the GNU General Public License.<text:bookmark text:name="ezoic-pub-ad-placeholder-151"/><text:bookmark text:name="div-gpt-ad-techviewleo_com-box-3-0"/></text:p>
      <text:p text:style-name="Text_20_body">As of this article update the latest stable release of MariaDB database server is version<text:span text:style-name="Strong_20_Emphasis"> </text:span>10.5 but the version on the Alpine Linux repositories is 10.6. This guide will capture MariaDB database server installation on Alpine Linux. Once a much newer release is available the title of this article will be updated to capture it.</text:p>
      <text:h text:style-name="Heading_20_2" text:outline-level="2">Install MariaDB 10.6 on Alpine Linux</text:h>
      <text:p text:style-name="Text_20_body">Before we even begin the actual installation we need to make sure our system can connect to the OS repositories for package installation.</text:p>
      <text:p text:style-name="Text_20_body">Update APK application list cache:<text:bookmark text:name="ezoic-pub-ad-placeholder-152"/><text:bookmark text:name="div-gpt-ad-techviewleo_com-medrectangle-3-0"/></text:p>
      <text:p text:style-name="Preformatted_20_Text"><text:span text:style-name="Source_20_Text">alpine:~$ </text:span><text:span text:style-name="Source_20_Text"><text:span text:style-name="Strong_20_Emphasis">sudo apk update</text:span></text:span></text:p>
      <text:p text:style-name="Preformatted_20_Text"><text:span text:style-name="Source_20_Text">fetch http://nl.alpinelinux.org/alpine/v3.7/community/x86_64/APKINDEX.tar.gz</text:span></text:p>
      <text:p text:style-name="Preformatted_20_Text"><text:span text:style-name="Source_20_Text">fetch http://nl.alpinelinux.org/alpine/edge/main/x86_64/APKINDEX.tar.gzfetch http://nl.alpinelinux.org/alpine/edge/community/x86_64/APKINDEX.tar.gz</text:span></text:p>
      <text:p text:style-name="Preformatted_20_Text"><text:span text:style-name="Source_20_Text">v3.7.3-183-gcc9ad2b48d [http://nl.alpinelinux.org/alpine/v3.7/community]</text:span></text:p>
      <text:p text:style-name="Preformatted_20_Text"><text:span text:style-name="Source_20_Text">v20200626-271-gcbcf4f191f [http://nl.alpinelinux.org/alpine/edge/main]</text:span></text:p>
      <text:p text:style-name="Preformatted_20_Text"><text:span text:style-name="Source_20_Text">v20200626-267-g3745709556 [http://nl.alpinelinux.org/alpine/edge/community]</text:span></text:p>
      <text:p text:style-name="Preformatted_20_Text"><text:span text:style-name="Source_20_Text">OK: 16265 distinct packages available</text:span></text:p>
      <text:p text:style-name="Preformatted_20_Text"/>
      <text:p text:style-name="P2"><text:span text:style-name="Source_20_Text">alpine:~$ sudo apk upgrade</text:span></text:p>
      <text:p text:style-name="Text_20_body">Check for package names that match mariadb:</text:p>
      <text:p text:style-name="Preformatted_20_Text"><text:span text:style-name="Source_20_Text">$ </text:span><text:span text:style-name="Source_20_Text"><text:span text:style-name="Strong_20_Emphasis">sudo apk search mariadb</text:span></text:span></text:p>
      <text:p text:style-name="Preformatted_20_Text"><text:span text:style-name="Source_20_Text">mariadb-static-10.6.4-r1</text:span></text:p>
      <text:p text:style-name="Preformatted_20_Text"><text:span text:style-name="Source_20_Text">mariadb-server-utils-10.6.4-r1</text:span></text:p>
      <text:p text:style-name="Preformatted_20_Text"><text:span text:style-name="Source_20_Text">mariadb-connector-c-dev-3.1.13-r2</text:span></text:p>
      <text:p text:style-name="Preformatted_20_Text"><text:span text:style-name="Source_20_Text">mariadb-bench-10.6.4-r1</text:span></text:p>
      <text:p text:style-name="Preformatted_20_Text"><text:span text:style-name="Source_20_Text">mariadb-client-10.6.4-r1</text:span></text:p>
      <text:p text:style-name="Preformatted_20_Text"><text:span text:style-name="Source_20_Text">mariadb-10.6.4-r1</text:span></text:p>
      <text:p text:style-name="Preformatted_20_Text"><text:span text:style-name="Source_20_Text">mariadb-backup-10.6.4-r1</text:span></text:p>
      <text:p text:style-name="Preformatted_20_Text"><text:span text:style-name="Source_20_Text">mariadb-doc-10.6.4-r1</text:span></text:p>
      <text:p text:style-name="Preformatted_20_Text"><text:span text:style-name="Source_20_Text">mariadb-openrc-10.6.4-r1</text:span></text:p>
      <text:p text:style-name="Preformatted_20_Text"><text:span text:style-name="Source_20_Text">mariadb-dev-10.6.4-r1</text:span></text:p>
      <text:p text:style-name="Preformatted_20_Text"><text:span text:style-name="Source_20_Text">acf-mariadb-0.2.0-r5</text:span></text:p>
      <text:p text:style-name="Preformatted_20_Text"><text:span text:style-name="Source_20_Text">mariadb-embedded-dev-10.6.4-r1</text:span></text:p>
      <text:p text:style-name="Preformatted_20_Text"><text:span text:style-name="Source_20_Text">mariadb-test-10.6.4-r1</text:span></text:p>
      <text:p text:style-name="Preformatted_20_Text"><text:soft-page-break/><text:span text:style-name="Source_20_Text">mariadb-connector-c-3.1.13-r2</text:span></text:p>
      <text:p text:style-name="Preformatted_20_Text"><text:span text:style-name="Source_20_Text">mariadb-embedded-10.6.4-r1</text:span></text:p>
      <text:p text:style-name="Preformatted_20_Text"><text:span text:style-name="Source_20_Text">mariadb-mytop-10.6.4-r1</text:span></text:p>
      <text:p text:style-name="Preformatted_20_Text"><text:span text:style-name="Source_20_Text">mariadb-plugin-rocksdb-10.6.4-r1</text:span></text:p>
      <text:p text:style-name="Preformatted_20_Text"><text:span text:style-name="Source_20_Text">pdns-backend-mariadb-4.5.1-r2</text:span></text:p>
      <text:p text:style-name="P2"><text:span text:style-name="Source_20_Text">mariadb-common-10.6.4-r1</text:span></text:p>
      <text:h text:style-name="Heading_20_3" text:outline-level="3">Install MariaDB 10.6 on Alpine Linux</text:h>
      <text:p text:style-name="Text_20_body">From the list we can confirm availability of MariaDB on the Alpine Linux repositories.</text:p>
      <text:p text:style-name="Preformatted_20_Text"><text:span text:style-name="Source_20_Text">$ sudo apk add mariadb mariadb-common mariadb-client</text:span></text:p>
      <text:p text:style-name="Preformatted_20_Text"><text:span text:style-name="Source_20_Text">(1/14) Installing mariadb-common (10.6.4-r1)</text:span></text:p>
      <text:p text:style-name="Preformatted_20_Text"><text:span text:style-name="Source_20_Text">(2/14) Installing libaio (0.3.112-r1)</text:span></text:p>
      <text:p text:style-name="Preformatted_20_Text"><text:span text:style-name="Source_20_Text">(3/14) Installing ca-certificates (20191127-r7)</text:span></text:p>
      <text:p text:style-name="Preformatted_20_Text"><text:span text:style-name="Source_20_Text">(4/14) Installing brotli-libs (1.0.9-r5)</text:span></text:p>
      <text:p text:style-name="Preformatted_20_Text"><text:span text:style-name="Source_20_Text">(5/14) Installing nghttp2-libs (1.44.0-r2)</text:span></text:p>
      <text:p text:style-name="Preformatted_20_Text"><text:span text:style-name="Source_20_Text">(6/14) Installing libcurl (7.79.1-r0)</text:span></text:p>
      <text:p text:style-name="Preformatted_20_Text"><text:span text:style-name="Source_20_Text">(7/14) Installing libgcc (10.3.1_git20210921-r1)</text:span></text:p>
      <text:p text:style-name="Preformatted_20_Text"><text:span text:style-name="Source_20_Text">(8/14) Installing linux-pam (1.5.2-r0)</text:span></text:p>
      <text:p text:style-name="Preformatted_20_Text"><text:span text:style-name="Source_20_Text">(9/14) Installing pcre2 (10.38-r0)</text:span></text:p>
      <text:p text:style-name="Preformatted_20_Text"><text:span text:style-name="Source_20_Text">(10/14) Installing libstdc++ (10.3.1_git20210921-r1)</text:span></text:p>
      <text:p text:style-name="Preformatted_20_Text"><text:span text:style-name="Source_20_Text">(11/14) Installing libxml2 (2.9.12-r1)</text:span></text:p>
      <text:p text:style-name="Preformatted_20_Text"><text:span text:style-name="Source_20_Text">(12/14) Installing mariadb (10.6.4-r1)</text:span></text:p>
      <text:p text:style-name="Preformatted_20_Text"><text:span text:style-name="Source_20_Text">Executing mariadb-10.6.4-r1.pre-install</text:span></text:p>
      <text:p text:style-name="Preformatted_20_Text"><text:span text:style-name="Source_20_Text">(13/14) Installing mariadb-openrc (10.6.4-r1)</text:span></text:p>
      <text:p text:style-name="Preformatted_20_Text"><text:span text:style-name="Source_20_Text">(14/14) Installing mariadb-client (10.6.4-r1)</text:span></text:p>
      <text:p text:style-name="Preformatted_20_Text"><text:span text:style-name="Source_20_Text">Executing busybox-1.34.1-r1.trigger</text:span></text:p>
      <text:p text:style-name="P2"><text:span text:style-name="Source_20_Text">Executing ca-certificates-20191127-r7.trigger</text:span></text:p>
      <text:p text:style-name="Text_20_body">After installation you need to initialize the main mysql database, and the data dir as standardized to <text:span text:style-name="Strong_20_Emphasis">/var/lib/mysql</text:span>. This can be done by executing the rc script below.<text:bookmark text:name="ezoic-pub-ad-placeholder-153"/><text:bookmark text:name="div-gpt-ad-techviewleo_com-medrectangle-4-0"/></text:p>
      <text:p text:style-name="Preformatted_20_Text"><text:span text:style-name="Source_20_Text">$ sudo /etc/init.d/mariadb setup</text:span></text:p>
      <text:p text:style-name="Preformatted_20_Text"><text:span text:style-name="Source_20_Text"><text:s/>* Creating a new MySQL database ...</text:span></text:p>
      <text:p text:style-name="Preformatted_20_Text"><text:span text:style-name="Source_20_Text">Installing MariaDB/MySQL system tables in '/var/lib/mysql' ...OK</text:span></text:p>
      <text:p text:style-name="Preformatted_20_Text"/>
      <text:p text:style-name="Preformatted_20_Text"><text:span text:style-name="Source_20_Text">To start mysqld at boot time you have to copy</text:span></text:p>
      <text:p text:style-name="Preformatted_20_Text"><text:span text:style-name="Source_20_Text">support-files/mysql.server to the right place for your system</text:span></text:p>
      <text:p text:style-name="Preformatted_20_Text"/>
      <text:p text:style-name="Preformatted_20_Text"/>
      <text:p text:style-name="Preformatted_20_Text"><text:span text:style-name="Source_20_Text">Two all-privilege accounts were created.</text:span></text:p>
      <text:p text:style-name="Preformatted_20_Text"><text:span text:style-name="Source_20_Text">One is root@localhost, it has no password, but you need to</text:span></text:p>
      <text:p text:style-name="Preformatted_20_Text"><text:span text:style-name="Source_20_Text">be system 'root' user to connect. Use, for example, sudo mysql</text:span></text:p>
      <text:p text:style-name="Preformatted_20_Text"><text:span text:style-name="Source_20_Text">The second is mysql@localhost, it has no password either, but</text:span></text:p>
      <text:p text:style-name="Preformatted_20_Text"><text:span text:style-name="Source_20_Text">you need to be the system 'mysql' user to connect.</text:span></text:p>
      <text:p text:style-name="Preformatted_20_Text"><text:span text:style-name="Source_20_Text">After connecting you can set the password, if you would need to be</text:span></text:p>
      <text:p text:style-name="P2"><text:span text:style-name="Source_20_Text">able to connect as any of these users with a password and without sudo</text:span></text:p>
      <text:h text:style-name="Heading_20_3" text:outline-level="3">Start MariaDB database service on Alpine Linux.</text:h>
      <text:p text:style-name="Text_20_body">Alpine Linux uses <text:a xlink:type="simple" xlink:href="https://wiki.gentoo.org/wiki/OpenRC" office:target-frame-name="_blank" xlink:show="new" text:style-name="Internet_20_link" text:visited-style-name="Visited_20_Internet_20_Link">OpenRC</text:a> for its init system. The service can be started using the command:</text:p>
      <text:p text:style-name="Preformatted_20_Text"><text:span text:style-name="Source_20_Text">$ sudo rc-service mariadb start</text:span></text:p>
      <text:p text:style-name="Preformatted_20_Text"><text:span text:style-name="Source_20_Text">* Caching service dependencies ... <text:s text:c="156"/>[ ok ]</text:span></text:p>
      <text:p text:style-name="Preformatted_20_Text"><text:span text:style-name="Source_20_Text"><text:s/>* Starting mariadb ...</text:span></text:p>
      <text:p text:style-name="Preformatted_20_Text"><text:span text:style-name="Source_20_Text">211023 08:51:09 mysqld_safe Logging to syslog.</text:span></text:p>
      <text:p text:style-name="P2"><text:span text:style-name="Source_20_Text">211023 08:51:09 mysqld_safe Starting mariadbd daemon with databases from /var/lib/mysql <text:s text:c="61"/>[ ok ]</text:span></text:p>
      <text:p text:style-name="Text_20_body"><text:soft-page-break/>Also set the service to be started at system boot.</text:p>
      <text:p text:style-name="Preformatted_20_Text"><text:span text:style-name="Source_20_Text">$ sudo rc-update add mariadb default</text:span></text:p>
      <text:p text:style-name="P2"><text:span text:style-name="Source_20_Text">* service mariadb added to runlevel default</text:span></text:p>
      <text:p text:style-name="Text_20_body">Check service status with <text:span text:style-name="Emphasis">rc-status</text:span> command:<text:bookmark text:name="ezoic-pub-ad-placeholder-154"/><text:bookmark text:name="div-gpt-ad-techviewleo_com-box-4-0"/></text:p>
      <text:p text:style-name="Preformatted_20_Text"><text:span text:style-name="Source_20_Text">$</text:span><text:span text:style-name="Source_20_Text"><text:span text:style-name="Strong_20_Emphasis"> </text:span></text:span><text:span text:style-name="Source_20_Text">rc-status default</text:span></text:p>
      <text:p text:style-name="Preformatted_20_Text"><text:span text:style-name="Source_20_Text"><text:s/>* service mariadb added to runlevel default</text:span></text:p>
      <text:p text:style-name="Preformatted_20_Text"><text:span text:style-name="Source_20_Text">alpine:~$ rc-status default</text:span></text:p>
      <text:p text:style-name="Preformatted_20_Text"><text:span text:style-name="Source_20_Text">Runlevel: default</text:span></text:p>
      <text:p text:style-name="Preformatted_20_Text"><text:span text:style-name="Source_20_Text"><text:s/>crond <text:s text:c="178"/>[ <text:s/>started <text:s/>]</text:span></text:p>
      <text:p text:style-name="Preformatted_20_Text"><text:span text:style-name="Source_20_Text"><text:s/>chronyd <text:s text:c="176"/>[ <text:s/>started <text:s/>]</text:span></text:p>
      <text:p text:style-name="Preformatted_20_Text"><text:span text:style-name="Source_20_Text"><text:s/>mariadb <text:s text:c="176"/>[ <text:s/>started <text:s/>]</text:span></text:p>
      <text:p text:style-name="Preformatted_20_Text"><text:span text:style-name="Source_20_Text"><text:s/>sshd <text:s text:c="179"/>[ <text:s/>started <text:s/>]</text:span></text:p>
      <text:p text:style-name="P2"><text:span text:style-name="Source_20_Text"><text:s/>acpid <text:s text:c="178"/>[ <text:s/>started <text:s/>]</text:span></text:p>
      <text:h text:style-name="Heading_20_3" text:outline-level="3">Secure MariaDB database server on Alpine Linux</text:h>
      <text:p text:style-name="Text_20_body">Now that the service is running the only pending item is securing it. Run the command below to set root password, remove test database and disallow remote login as root user.</text:p>
      <text:p text:style-name="Preformatted_20_Text"><text:span text:style-name="Source_20_Text">$ sudo mysql_secure_installation</text:span></text:p>
      <text:p text:style-name="Preformatted_20_Text"/>
      <text:p text:style-name="Preformatted_20_Text"><text:span text:style-name="Source_20_Text">NOTE: RUNNING ALL PARTS OF THIS SCRIPT IS RECOMMENDED FOR ALL MariaDB</text:span></text:p>
      <text:p text:style-name="Preformatted_20_Text"><text:span text:style-name="Source_20_Text"><text:s text:c="6"/>SERVERS IN PRODUCTION USE! <text:s/>PLEASE READ EACH STEP CAREFULLY!</text:span></text:p>
      <text:p text:style-name="Preformatted_20_Text"/>
      <text:p text:style-name="Preformatted_20_Text"><text:span text:style-name="Source_20_Text">In order to log into MariaDB to secure it, we'll need the current</text:span></text:p>
      <text:p text:style-name="Preformatted_20_Text"><text:span text:style-name="Source_20_Text">password for the root user. If you've just installed MariaDB, and</text:span></text:p>
      <text:p text:style-name="Preformatted_20_Text"><text:span text:style-name="Source_20_Text">haven't set the root password yet, you should just press enter here.</text:span></text:p>
      <text:p text:style-name="Preformatted_20_Text"/>
      <text:p text:style-name="Preformatted_20_Text"><text:span text:style-name="Source_20_Text">Enter current password for root (enter for none): </text:span></text:p>
      <text:p text:style-name="Preformatted_20_Text"><text:span text:style-name="Source_20_Text">OK, successfully used password, moving on...</text:span></text:p>
      <text:p text:style-name="Preformatted_20_Text"/>
      <text:p text:style-name="Preformatted_20_Text"><text:span text:style-name="Source_20_Text">Setting the root password or using the unix_socket ensures that nobody</text:span></text:p>
      <text:p text:style-name="Preformatted_20_Text"><text:span text:style-name="Source_20_Text">can log into the MariaDB root user without the proper authorisation.</text:span></text:p>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Switch to unix_socket authentication [Y/n] </text:span><text:span text:style-name="Source_20_Text"><text:span text:style-name="Strong_20_Emphasis">y</text:span></text:span></text:p>
      <text:p text:style-name="Preformatted_20_Text"><text:span text:style-name="Source_20_Text">Enabl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Change the root password? [Y/n] </text:span><text:span text:style-name="Source_20_Text"><text:span text:style-name="Strong_20_Emphasis">y</text:span></text:span></text:p>
      <text:p text:style-name="Preformatted_20_Text"><text:span text:style-name="Source_20_Text">New password: </text:span></text:p>
      <text:p text:style-name="Preformatted_20_Text"><text:span text:style-name="Source_20_Text">Re-enter new password: </text:span></text:p>
      <text:p text:style-name="Preformatted_20_Text"><text:span text:style-name="Source_20_Text">Password updat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By default, a MariaDB installation has an anonymous user, allowing anyone</text:span></text:p>
      <text:p text:style-name="Preformatted_20_Text"><text:span text:style-name="Source_20_Text">to log into MariaDB without having to have a user account created for</text:span></text:p>
      <text:p text:style-name="Preformatted_20_Text"><text:soft-page-break/><text:span text:style-name="Source_20_Text">them. <text:s/>This is intended only for testing, and to make the installation</text:span></text:p>
      <text:p text:style-name="Preformatted_20_Text"><text:span text:style-name="Source_20_Text">go a bit smoother. <text:s/>You should remove them before moving into a</text:span></text:p>
      <text:p text:style-name="Preformatted_20_Text"><text:span text:style-name="Source_20_Text">production environment.</text:span></text:p>
      <text:p text:style-name="Preformatted_20_Text"/>
      <text:p text:style-name="Preformatted_20_Text"><text:span text:style-name="Source_20_Text">Remove anonymous users?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Normally, root should only be allowed to connect from 'localhost'. <text:s/>This</text:span></text:p>
      <text:p text:style-name="Preformatted_20_Text"><text:span text:style-name="Source_20_Text">ensures that someone cannot guess at the root password from the network.</text:span></text:p>
      <text:p text:style-name="Preformatted_20_Text"/>
      <text:p text:style-name="Preformatted_20_Text"><text:span text:style-name="Source_20_Text">Disallow root login remotely?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By default, MariaDB comes with a database named 'test' that anyone can</text:span></text:p>
      <text:p text:style-name="Preformatted_20_Text"><text:span text:style-name="Source_20_Text">access. <text:s/>This is also intended only for testing, and should be removed</text:span></text:p>
      <text:p text:style-name="Preformatted_20_Text"><text:span text:style-name="Source_20_Text">before moving into a production environment.</text:span></text:p>
      <text:p text:style-name="Preformatted_20_Text"/>
      <text:p text:style-name="Preformatted_20_Text"><text:span text:style-name="Source_20_Text">Remove test database and access to it? [Y/n] </text:span><text:span text:style-name="Source_20_Text"><text:span text:style-name="Strong_20_Emphasis">y</text:span></text:span></text:p>
      <text:p text:style-name="Preformatted_20_Text"><text:span text:style-name="Source_20_Text"><text:s/>- Dropping test database...</text:span></text:p>
      <text:p text:style-name="Preformatted_20_Text"><text:span text:style-name="Source_20_Text"><text:s/>... Success!</text:span></text:p>
      <text:p text:style-name="Preformatted_20_Text"><text:span text:style-name="Source_20_Text"><text:s/>- Removing privileges on test database...</text:span></text:p>
      <text:p text:style-name="Preformatted_20_Text"><text:span text:style-name="Source_20_Text"><text:s/>... Success!</text:span></text:p>
      <text:p text:style-name="Preformatted_20_Text"/>
      <text:p text:style-name="Preformatted_20_Text"><text:span text:style-name="Source_20_Text">Reloading the privilege tables will ensure that all changes made so far</text:span></text:p>
      <text:p text:style-name="Preformatted_20_Text"><text:span text:style-name="Source_20_Text">will take effect immediately.</text:span></text:p>
      <text:p text:style-name="Preformatted_20_Text"/>
      <text:p text:style-name="Preformatted_20_Text"><text:span text:style-name="Source_20_Text">Reload privilege tables now?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Cleaning up...</text:span></text:p>
      <text:p text:style-name="Preformatted_20_Text"/>
      <text:p text:style-name="Preformatted_20_Text"><text:span text:style-name="Source_20_Text">All done! <text:s/>If you've completed all of the above steps, your MariaDB</text:span></text:p>
      <text:p text:style-name="Preformatted_20_Text"><text:span text:style-name="Source_20_Text">installation should now be secure.</text:span></text:p>
      <text:p text:style-name="Preformatted_20_Text"/>
      <text:p text:style-name="P2"><text:span text:style-name="Source_20_Text">Thanks for using MariaDB!</text:span></text:p>
      <text:p text:style-name="Text_20_body">If you try accessing the database console without providing password an access denied error will be shown.</text:p>
      <text:p text:style-name="Preformatted_20_Text"><text:span text:style-name="Source_20_Text">$ mysql -u root &lt;ENTER&gt;</text:span></text:p>
      <text:p text:style-name="P2"><text:span text:style-name="Source_20_Text">ERROR 1698 (28000): Access denied for user 'root'@'localhost'</text:span></text:p>
      <text:p text:style-name="Text_20_body">Now try again but this time providing the password with <text:span text:style-name="Strong_20_Emphasis">-p </text:span>command option.<text:bookmark text:name="ezoic-pub-ad-placeholder-155"/><text:bookmark text:name="div-gpt-ad-techviewleo_com-banner-1-0"/></text:p>
      <text:p text:style-name="Preformatted_20_Text"><text:span text:style-name="Source_20_Text">$ </text:span><text:span text:style-name="Source_20_Text"><text:span text:style-name="Strong_20_Emphasis">mysql -u root -p</text:span></text:span></text:p>
      <text:p text:style-name="Preformatted_20_Text"><text:span text:style-name="Source_20_Text">Enter password: </text:span></text:p>
      <text:p text:style-name="Preformatted_20_Text"><text:span text:style-name="Source_20_Text">Welcome to the MariaDB monitor. <text:s/>Commands end with ; or \g.</text:span></text:p>
      <text:p text:style-name="Preformatted_20_Text"><text:span text:style-name="Source_20_Text">Your MariaDB connection id is 19</text:span></text:p>
      <text:p text:style-name="Preformatted_20_Text"><text:span text:style-name="Source_20_Text">Server version: 10.6.4-MariaDB-debug MariaDB Server</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2"><text:span text:style-name="Source_20_Text">MariaDB [(none)]&gt;</text:span></text:p>
      <text:h text:style-name="Heading_20_3" text:outline-level="3">Test MariaDB database installation on Alpine Linux</text:h>
      <text:p text:style-name="Text_20_body">Create test database and user.</text:p>
      <text:p text:style-name="Preformatted_20_Text"><text:span text:style-name="Source_20_Text">MariaDB [(none)]&gt; </text:span><text:span text:style-name="Source_20_Text"><text:span text:style-name="Strong_20_Emphasis">CREATE DATABASE testdb;</text:span></text:span></text:p>
      <text:p text:style-name="Preformatted_20_Text"><text:span text:style-name="Source_20_Text">Query OK, 1 row affected (0.000 sec)</text:span></text:p>
      <text:p text:style-name="Preformatted_20_Text"><text:soft-page-break/></text:p>
      <text:p text:style-name="Preformatted_20_Text"><text:span text:style-name="Source_20_Text">MariaDB [(none)]&gt; </text:span><text:span text:style-name="Source_20_Text"><text:span text:style-name="Strong_20_Emphasis">SHOW DATABASES;</text:span></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testdb <text:s text:c="12"/>|</text:span></text:p>
      <text:p text:style-name="Preformatted_20_Text"><text:span text:style-name="Source_20_Text">+--------------------+</text:span></text:p>
      <text:p text:style-name="P2"><text:span text:style-name="Source_20_Text">4 rows in set (0.000 sec)</text:span></text:p>
      <text:p text:style-name="Text_20_body">Create a user and grant access to the database created.</text:p>
      <text:p text:style-name="Preformatted_20_Text"><text:span text:style-name="Source_20_Text">MariaDB [(none)]&gt; </text:span><text:span text:style-name="Source_20_Text"><text:span text:style-name="Strong_20_Emphasis">CREATE USER testuser@localhost IDENTIFIED BY "STr0ngDBP@ss";</text:span></text:span></text:p>
      <text:p text:style-name="Preformatted_20_Text"><text:span text:style-name="Source_20_Text">Query OK, 0 rows affected (0.001 sec)</text:span></text:p>
      <text:p text:style-name="Preformatted_20_Text"/>
      <text:p text:style-name="Preformatted_20_Text"><text:span text:style-name="Source_20_Text">MariaDB [(none)]&gt; </text:span><text:span text:style-name="Source_20_Text"><text:span text:style-name="Strong_20_Emphasis">GRANT ALL ON testdb.* TO testuser@localhost;</text:span></text:span></text:p>
      <text:p text:style-name="Preformatted_20_Text"><text:span text:style-name="Source_20_Text">Query OK, 0 rows affected (0.003 sec)</text:span></text:p>
      <text:p text:style-name="Preformatted_20_Text"/>
      <text:p text:style-name="Preformatted_20_Text"><text:span text:style-name="Source_20_Text">MariaDB [(none)]&gt; </text:span><text:span text:style-name="Source_20_Text"><text:span text:style-name="Strong_20_Emphasis">FLUSH PRIVILEGES;</text:span></text:span></text:p>
      <text:p text:style-name="P2"><text:span text:style-name="Source_20_Text">Query OK, 0 rows affected (0.000 sec)</text:span></text:p>
      <text:p text:style-name="Text_20_body">Quit from MariDB console and login as <text:span text:style-name="Emphasis">testuser</text:span>.<text:bookmark text:name="ezoic-pub-ad-placeholder-156"/><text:bookmark text:name="div-gpt-ad-techviewleo_com-large-leaderboard-2-0"/></text:p>
      <text:p text:style-name="Preformatted_20_Text"><text:span text:style-name="Source_20_Text">MariaDB [(none)]&gt; </text:span><text:span text:style-name="Source_20_Text"><text:span text:style-name="Strong_20_Emphasis">QUIT</text:span></text:span></text:p>
      <text:p text:style-name="Preformatted_20_Text"><text:span text:style-name="Source_20_Text">Bye</text:span></text:p>
      <text:p text:style-name="Preformatted_20_Text"/>
      <text:p text:style-name="Preformatted_20_Text"><text:span text:style-name="Source_20_Text">$ </text:span><text:span text:style-name="Source_20_Text"><text:span text:style-name="Strong_20_Emphasis">mysql -u testuser -p'STr0ngDBP@ss'</text:span></text:span></text:p>
      <text:p text:style-name="Preformatted_20_Text"><text:span text:style-name="Source_20_Text">Welcome to the MariaDB monitor. <text:s/>Commands end with ; or \g.</text:span></text:p>
      <text:p text:style-name="Preformatted_20_Text"><text:span text:style-name="Source_20_Text">Your MariaDB connection id is 21</text:span></text:p>
      <text:p text:style-name="Preformatted_20_Text"><text:span text:style-name="Source_20_Text">Server version: 10.4.13-MariaDB MariaDB Server</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2"><text:span text:style-name="Source_20_Text">MariaDB [(none)]&gt;</text:span></text:p>
      <text:p text:style-name="Text_20_body">List the databases that the user has access to.</text:p>
      <text:p text:style-name="Preformatted_20_Text"><text:span text:style-name="Source_20_Text">MariaDB [(none)]&gt; </text:span><text:span text:style-name="Source_20_Text"><text:span text:style-name="Strong_20_Emphasis">SHOW DATABASES;</text:span></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testdb <text:s text:c="12"/>|</text:span></text:p>
      <text:p text:style-name="Preformatted_20_Text"><text:span text:style-name="Source_20_Text">+--------------------+</text:span></text:p>
      <text:p text:style-name="Preformatted_20_Text"><text:span text:style-name="Source_20_Text">2 rows in set (0.000 sec)</text:span></text:p>
      <text:p text:style-name="Preformatted_20_Text"/>
      <text:p text:style-name="Preformatted_20_Text"><text:span text:style-name="Source_20_Text">MariaDB [(none)]&gt; </text:span><text:span text:style-name="Source_20_Text"><text:span text:style-name="Strong_20_Emphasis">QUIT</text:span></text:span></text:p>
      <text:p text:style-name="P2"><text:span text:style-name="Source_20_Text">Bye</text:span></text:p>
      <text:p text:style-name="Text_20_body">We have successfully installed, configured and started MariaDB database server on Alpine Linux virtual machine. We also demonstrated how you can create a database, user and grant permissions and we confirmed the user was able to see database when permissions were granted. You can now proceed to learn more about SQL and hack your projects with confidence.</text:p>
      <text:p text:style-name="Standard"><text:a xlink:type="simple" xlink:href="https://techviewleo.com/how-to-install-mariadb-on-alpine-linux/" text:style-name="Internet_20_link" text:visited-style-name="Visited_20_Internet_20_Link">https://techviewleo.com/how-to-install-mariadb-on-alpine-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14:19:52.994894146</meta:creation-date>
    <dc:date>2022-03-27T15:57:15.083438260</dc:date>
    <meta:editing-duration>PT1H37M22S</meta:editing-duration>
    <meta:editing-cycles>4</meta:editing-cycles>
    <meta:generator>LibreOffice/6.4.7.2$Linux_X86_64 LibreOffice_project/40$Build-2</meta:generator>
    <meta:document-statistic meta:table-count="0" meta:image-count="0" meta:object-count="0" meta:page-count="9" meta:paragraph-count="312" meta:word-count="2187" meta:character-count="15895" meta:non-whitespace-character-count="12718"/>
  </office:meta>
</office:document-meta>
</file>